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900001B7900002F0188984B70.svm"/>
  <manifest:file-entry manifest:media-type="" manifest:full-path="Pictures/200002210000409500002F0185052BB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2" svg:font-family="'Times New Roman'" style:font-adornments="Regular" style:font-family-generic="roman" style:font-pitch="variable"/>
    <style:font-face style:name="Arial" svg:font-family="Arial" style:font-family-generic="swiss" style:font-pitch="variable"/>
  </office:font-face-decls>
  <office:automatic-styles>
    <style:style style:name="Table1" style:family="table">
      <style:table-properties style:width="16.007cm" fo:margin-left="0cm" fo:margin-right="-0.007cm" fo:margin-top="0cm" fo:margin-bottom="0.199cm" table:align="margins"/>
    </style:style>
    <style:style style:name="Table1.A" style:family="table-column">
      <style:table-column-properties style:column-width="1.998cm" style:rel-column-width="8183*"/>
    </style:style>
    <style:style style:name="Table1.B" style:family="table-column">
      <style:table-column-properties style:column-width="6.384cm" style:rel-column-width="26133*"/>
    </style:style>
    <style:style style:name="Table1.C" style:family="table-column">
      <style:table-column-properties style:column-width="7.625cm" style:rel-column-width="31219*"/>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text-properties fo:font-style="italic" style:font-style-asian="italic" style:font-style-complex="italic"/>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break-before="pag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501cm" style:type="right" style:leader-style="dotted" style:leader-text="."/>
        </style:tab-stops>
      </style:paragraph-properties>
    </style:style>
    <style:style style:name="P8" style:family="paragraph" style:parent-style-name="Contents_20_3">
      <style:paragraph-properties>
        <style:tab-stops>
          <style:tab-stop style:position="15.002cm" style:type="right" style:leader-style="dotted" style:leader-text="."/>
        </style:tab-stops>
      </style:paragraph-properties>
    </style:style>
    <style:style style:name="P9" style:family="paragraph" style:parent-style-name="Heading_20_1" style:list-style-name="L1"/>
    <style:style style:name="P10" style:family="paragraph" style:parent-style-name="Heading_20_2" style:list-style-name="L2"/>
    <style:style style:name="P11" style:family="paragraph" style:parent-style-name="Standard">
      <style:text-properties fo:font-style="normal" style:font-style-asian="normal" style:font-style-complex="normal"/>
    </style:style>
    <style:style style:name="P12" style:family="paragraph" style:parent-style-name="Standard">
      <style:text-properties fo:font-style="normal" style:text-underline-style="none" style:font-style-asian="normal" style:font-style-complex="normal"/>
    </style:style>
    <style:style style:name="P13" style:family="paragraph" style:parent-style-name="Standard">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text-properties style:text-underline-style="none"/>
    </style:style>
    <style:style style:name="P17" style:family="paragraph" style:parent-style-name="Standard" style:master-page-name="">
      <style:paragraph-properties fo:keep-together="always"/>
      <style:text-properties fo:font-style="normal" style:text-underline-style="none" style:font-style-asian="normal" style:font-style-complex="normal"/>
    </style:style>
    <style:style style:name="P18" style:family="paragraph" style:parent-style-name="Heading_20_2" style:list-style-name="L2">
      <style:text-properties fo:font-style="normal" style:font-style-asian="normal" style:font-style-complex="normal"/>
    </style:style>
    <style:style style:name="P19" style:family="paragraph" style:parent-style-name="Standard" style:list-style-name="L3">
      <style:text-properties fo:font-style="normal" style:text-underline-style="solid" style:text-underline-width="auto" style:text-underline-color="font-color" style:font-style-asian="normal" style:font-style-complex="normal"/>
    </style:style>
    <style:style style:name="P20" style:family="paragraph" style:parent-style-name="Standard" style:list-style-name="L4">
      <style:text-properties fo:font-style="normal" style:font-style-asian="normal" style:font-style-complex="normal"/>
    </style:style>
    <style:style style:name="P21" style:family="paragraph" style:parent-style-name="Heading_20_1" style:list-style-name="L2"/>
    <style:style style:name="P22" style:family="paragraph" style:parent-style-name="Heading_20_2" style:list-style-name="L2">
      <style:paragraph-properties fo:margin-left="0cm" fo:margin-right="0cm" fo:text-indent="1.499cm" style:auto-text-indent="false"/>
    </style:style>
    <style:style style:name="P23" style:family="paragraph" style:parent-style-name="Standard" style:list-style-name="L5">
      <style:text-properties fo:font-weight="normal" style:font-weight-asian="normal" style:font-weight-complex="normal"/>
    </style:style>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6">
      <style:text-properties fo:font-style="normal" fo:font-weight="normal" style:font-style-asian="normal" style:font-weight-asian="normal" style:font-style-complex="normal" style:font-weight-complex="normal"/>
    </style:style>
    <style:style style:name="P27" style:family="paragraph" style:parent-style-name="Bibliography_20_1">
      <style:paragraph-properties>
        <style:tab-stops/>
      </style:paragraph-properties>
    </style:style>
    <style:style style:name="P28"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U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style="italic" style:text-underline-style="none" style:font-style-asian="italic" style:font-style-complex="italic"/>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fo:font-weight="normal" style:font-weight-asian="normal" style:font-weight-complex="normal"/>
    </style:style>
    <style:style style:name="T17"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fo:margin-left="3cm" fo:margin-right="3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office:value-type="string">
            <text:p text:style-name="Table_20_Contents">ALU</text:p>
          </table:table-cell>
          <table:table-cell office:value-type="string">
            <text:p text:style-name="P3">Aritmethic Logic Unit</text:p>
          </table:table-cell>
          <table:table-cell office:value-type="string">
            <text:p text:style-name="Table_20_Contents">Unidade Lógica Aritmética</text:p>
          </table:table-cell>
        </table:table-row>
        <table:table-row>
          <table:table-cell office:value-type="string">
            <text:p text:style-name="Table_20_Contents">CISC</text:p>
          </table:table-cell>
          <table:table-cell office:value-type="string">
            <text:p text:style-name="P3">Complex Instruction Set Computer</text:p>
          </table:table-cell>
          <table:table-cell office:value-type="string">
            <text:p text:style-name="Table_20_Contents">Computador com um Conjunto de Instruções Complexo</text:p>
          </table:table-cell>
        </table:table-row>
        <table:table-row>
          <table:table-cell office:value-type="string">
            <text:p text:style-name="Table_20_Contents">CPU</text:p>
          </table:table-cell>
          <table:table-cell office:value-type="string">
            <text:p text:style-name="P3">Central Processing Unit</text:p>
          </table:table-cell>
          <table:table-cell office:value-type="string">
            <text:p text:style-name="Table_20_Contents">Unidade Central de Processamento</text:p>
          </table:table-cell>
        </table:table-row>
        <table:table-row>
          <table:table-cell office:value-type="string">
            <text:p text:style-name="Table_20_Contents">INT</text:p>
          </table:table-cell>
          <table:table-cell office:value-type="string">
            <text:p text:style-name="P3">Interruption</text:p>
          </table:table-cell>
          <table:table-cell office:value-type="string">
            <text:p text:style-name="Table_20_Contents">Interrupção</text:p>
          </table:table-cell>
        </table:table-row>
        <table:table-row>
          <table:table-cell office:value-type="string">
            <text:p text:style-name="Table_20_Contents">JVM</text:p>
          </table:table-cell>
          <table:table-cell office:value-type="string">
            <text:p text:style-name="P3">Java Virtual Machine</text:p>
          </table:table-cell>
          <table:table-cell office:value-type="string">
            <text:p text:style-name="Table_20_Contents">Máquina Virtual Java</text:p>
          </table:table-cell>
        </table:table-row>
        <table:table-row>
          <table:table-cell office:value-type="string">
            <text:p text:style-name="Table_20_Contents">MSX</text:p>
          </table:table-cell>
          <table:table-cell office:value-type="string">
            <text:p text:style-name="P3">MicroSoft eXtended (ou)</text:p>
            <text:p text:style-name="P3">Machines with Software eXchangeability</text:p>
          </table:table-cell>
          <table:table-cell office:value-type="string">
            <text:p text:style-name="Table_20_Contents">Microsoft Estendido (ou)</text:p>
            <text:p text:style-name="Table_20_Contents">Máquinas com Compatibilidade de Software</text:p>
          </table:table-cell>
        </table:table-row>
        <table:table-row>
          <table:table-cell office:value-type="string">
            <text:p text:style-name="Table_20_Contents">PC</text:p>
          </table:table-cell>
          <table:table-cell office:value-type="string">
            <text:p text:style-name="P3">Personal Computer</text:p>
          </table:table-cell>
          <table:table-cell office:value-type="string">
            <text:p text:style-name="Table_20_Contents">Computador Pessoal</text:p>
          </table:table-cell>
        </table:table-row>
        <table:table-row>
          <table:table-cell office:value-type="string">
            <text:p text:style-name="Table_20_Contents">RAM</text:p>
          </table:table-cell>
          <table:table-cell office:value-type="string">
            <text:p text:style-name="P3">Random Access Memory</text:p>
          </table:table-cell>
          <table:table-cell office:value-type="string">
            <text:p text:style-name="Table_20_Contents">Memória de Acesso Randômico</text:p>
          </table:table-cell>
        </table:table-row>
        <table:table-row>
          <table:table-cell office:value-type="string">
            <text:p text:style-name="Table_20_Contents">RISC</text:p>
          </table:table-cell>
          <table:table-cell office:value-type="string">
            <text:p text:style-name="P3">Reduced Instruction Set Computer</text:p>
          </table:table-cell>
          <table:table-cell office:value-type="string">
            <text:p text:style-name="Table_20_Contents">Computador com um Conjunto de Instruções Reduzido</text:p>
          </table:table-cell>
        </table:table-row>
        <table:table-row>
          <table:table-cell office:value-type="string">
            <text:p text:style-name="Table_20_Contents">UCP</text:p>
          </table:table-cell>
          <table:table-cell office:value-type="string">
            <text:p text:style-name="P3">Unidade Central de Processamento</text:p>
          </table:table-cell>
          <table:table-cell office:value-type="string">
            <text:p text:style-name="Table_20_Contents"/>
          </table:table-cell>
        </table:table-row>
        <table:table-row>
          <table:table-cell office:value-type="string">
            <text:p text:style-name="Table_20_Contents">WINE</text:p>
          </table:table-cell>
          <table:table-cell office:value-type="string">
            <text:p text:style-name="P3">Wine Is Not a Emulator</text:p>
          </table:table-cell>
          <table:table-cell office:value-type="string">
            <text:p text:style-name="Table_20_Contents">Wine Não é um Emulador</text:p>
          </table:table-cell>
        </table:table-row>
      </table:table>
      <text:p text:style-name="P4"/>
      <text:p text:style-name="P5"/>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6">Introdução<text:tab/>8</text:p>
          <text:p text:style-name="P6"><text:s/>1 Conceitos Introdutórios sobre Emuladores<text:tab/>9</text:p>
          <text:p text:style-name="P7"><text:s/>1.1 Emuladores<text:tab/>9</text:p>
          <text:p text:style-name="P7"><text:s/>1.2 Níveis de Abstração<text:tab/>10</text:p>
          <text:p text:style-name="P7"><text:s/>1.3 Emuladores e Níveis de Abstração<text:tab/>12</text:p>
          <text:p text:style-name="P7"><text:s/>1.4 Filosofia de Funcionamento<text:tab/>14</text:p>
          <text:p text:style-name="P7"><text:s/>1.5 Tipos de Emuladores<text:tab/>16</text:p>
          <text:p text:style-name="P7"><text:s/>1.6 Benefícios do Uso de Emuladores<text:tab/>17</text:p>
          <text:p text:style-name="P7"><text:s/>1.7 Considerações Finais<text:tab/>18</text:p>
          <text:p text:style-name="P6"><text:s/>2 Arquitetura de Hardware do Ponto de Vista de um Emulador<text:tab/>19</text:p>
          <text:p text:style-name="P7"><text:s/>2.1 Processadores<text:tab/>19</text:p>
          <text:p text:style-name="P8"><text:s/>2.1.1 Instruções de Máquina<text:tab/>20</text:p>
          <text:p text:style-name="P8"><text:s/>2.1.2 Seqüência de Operação<text:tab/>21</text:p>
          <text:p text:style-name="P8"><text:s/>2.1.3 Memória Interna<text:tab/>21</text:p>
          <text:p text:style-name="P8"><text:s/>2.1.4 Interrupções<text:tab/>21</text:p>
          <text:p text:style-name="P8"><text:s/>2.1.5 CISC / RISC<text:tab/>21</text:p>
          <text:p text:style-name="P6"><text:s/>3 Técnicas tradicionais na Construção de Emuladores<text:tab/>22</text:p>
          <text:p text:style-name="P7"><text:s/>3.1 Microprocessador<text:tab/>22</text:p>
          <text:p text:style-name="P7"><text:s/>3.2 Memória<text:tab/>22</text:p>
          <text:p text:style-name="P7"><text:s/>3.3 Gráficos<text:tab/>22</text:p>
          <text:p text:style-name="P6">Conclusão<text:tab/>23</text:p>
          <text:p text:style-name="P6">Referências Bibliográficas<text:tab/>24</text:p>
        </text:index-body>
      </text:table-of-content>
      <text:p text:style-name="P4"/>
      <text:list text:style-name="L1">
        <text:list-header>
          <text:h text:style-name="P9" text:outline-level="1" text:is-list-header="true">Introdução</text:h>
        </text:list-header>
      </text:list>
      <text:p text:style-name="Standard"/>
      <text:list text:style-name="L1" text:continue-numbering="true">
        <text:list-item>
          <text:h text:style-name="P9" text:outline-level="1">Conceitos Introdutórios sobre Emuladores</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0" text:outline-level="2" text:restart-numbering="true" text:start-value="1">Emuladores</text:h>
            </text:list-item>
          </text:list>
        </text:list-item>
      </text:list>
      <text:p text:style-name="Standard">Um <text:span text:style-name="T1">emulador</text:span> é um programa de computador que simul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2" text:note-class="footnote"><text:note-citation>2</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Segundo Lindholm, “a Máquina Virtual Java é um computador abstrato. Como um computador real, possui um conjunto de instruções e manipula várias áreas de memória em tempo de execução.” [tradução nossa] (</text:span><text:span text:style-name="T3"><text:bibliography-mark text:identifier="LINDHOLM, 1999" text:bibliography-type="book" text:address="Boston" text:author="LINDHOLM, Tim; YELLIN, Frank" text:edition="2" text:pages="473" text:publisher="Addison Wesley" text:title="The Java Virtual Machine" text:year="1999">LINDHOLM, 1999</text:bibliography-mark></text:span><text:span text:style-name="T3">).</text:span><text:span text:style-name="T3"><office:annotation><dc:creator>AW</dc:creator><dc:date>2006-08-27T00:00:00</dc:date><text:p>Ver página</text:p></office:annotation></text:span></text:p>
      <text:p text:style-name="P11">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4"> ela, enquanto no caso do emulador, o código não foi escrito para o emulador, mas para outra arquitetura computacional.</text:span></text:p>
      <text:p text:style-name="P11">Um exemplo de emulador é o fMSX. O fMSX é um software que simula o funcionamento de um computador MSX<text:note text:id="ftn3" text:note-class="footnote"><text:note-citation>3</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4" text:note-class="footnote"><text:note-citation>4</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11">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0" text:outline-level="2">Níveis de Abstração</text:h>
            </text:list-item>
          </text:list>
        </text:list-item>
      </text:list>
      <text:p text:style-name="P11">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3"> componentes, e assim por diante, até que o nível mais básico seja atingido. (</text:span><text:span text:style-name="T3"><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span text:style-name="T3">, p. 1) [tradução nossa] [grifo do autor]</text:span></text:p>
      <text:p text:style-name="P11">Tanenbaum define os computadores como tendo, em geral, seis níveis de abstração, partindo do nível mais baixo (hardware) e indo para o nível mais alto (aplicações), segundo mostrado na figura <text:sequence-ref text:reference-format="value" text:ref-name="refFigura0">1</text:sequence-ref>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1"><draw:frame draw:style-name="fr1" draw:name="Quadro1" text:anchor-type="paragraph" svg:width="14.485cm" draw:z-index="0"><draw:text-box fo:min-height="11.104cm"><text:p text:style-name="Figura"><draw:frame draw:style-name="fr2" draw:name="figura1" text:anchor-type="paragraph" svg:x="0.004cm" svg:y="0.002cm" svg:width="14.485cm" style:rel-width="100%" svg:height="11.104cm" style:rel-height="scale" draw:z-index="1"><draw:image xlink:href="Pictures/200002210000409500002F0185052BBB.svm" xlink:type="simple" xlink:show="embed" xlink:actuate="onLoad"/></draw:frame>Figura <text:sequence text:ref-name="refFigura0" text:name="Figura" text:formula="ooow:Figura+1" style:num-format="1">1</text:sequence>: Os seis níveis de abstração definidos por Tanenbaum.</text:p></draw:text-box></draw:frame>O nível mais baixo é o <text:span text:style-name="T5">nível de lógica digital</text:span>, que é o verdadeiro hardware da máquina. Este nível inclui especialmente as <text:span text:style-name="T6">portas lógicas</text:span><text:span text:style-name="T4">, que são dispositivos digitais que executam operações simples de lógica booleana</text:span><text:span text:style-name="T4"><text:note text:id="ftn5" text:note-class="footnote"><text:note-citation>5</text:note-citation><text:note-body><text:p text:style-name="Footnote">Sistema lógico baseado em valores digitais (VERDADEIRO e FALSO), criada por George Bool no século XIX, e atualmente muito usada na área da eletrônica e da computação.</text:p></text:note-body></text:note></text:span><text:span text:style-name="T4">, como as operações E e OU (</text:span><text:span text:style-name="T4"><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4">).</text:span></text:p>
      <text:p text:style-name="P12">Os dois níveis seguintes são o <text:span text:style-name="T5">nível de microprogramação</text:span><text:span text:style-name="T7"> e o </text:span><text:span text:style-name="T5">nível de máquina convencional</text:span><text:span text:style-name="T7">. Embora ambos pareçam bastante semelhantes, o nível de máquina convencional é aquele na qual as instruções </text:span><text:span text:style-name="T8">assembly</text:span><text:span text:style-name="T8"><text:note text:id="ftn6" text:note-class="footnote"><text:note-citation>6</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3"> comuns são MOV (mover), ADD (somar) e INT (gerar interrupção).</text:span></text:p></text:note-body></text:note></text:span><text:span text:style-name="T7"> são executadas; portanto, quando o fabricante de um determinado processador distribui um manual de referência de linguagem </text:span><text:span text:style-name="T8">assembly</text:span><text:span text:style-name="T7">, este manual refere-se ao nível 2, e não ao nível 1. O nível 1, de microprogramação, refere-se a como estas instruções são implementadas dentro do processador (</text:span><text:span text:style-name="T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7">).</text:span></text:p>
      <text:p text:style-name="P13">O nível seguinte é o <text:span text:style-name="T5">nível de sistema operacional</text:span>. Em um sistema operacional, a maior parte das instruções executadas são idênticas às do nível dois, porém um novo conjunto de funcionalidades é acrescentado pelo sistema operacional. Segundo Tanenbaum, “algumas instruções de nível 3 são interpretadas pelo sistema operacional e outras são interpretadas diretamente pelo microprogram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p. 5). As novas funcionalidades acrescentadas pelo sistema operacional são executadas através de chamadas de sistema<text:note text:id="ftn7" text:note-class="footnote"><text:note-citation>7</text:note-citation><text:note-body><text:p text:style-name="Footnote">Mecanismo utilizado por um aplicativo para requisitar um serviço do sistema operacional, geralmente através de uma interrupção de software.</text:p></text:note-body></text:note>.</text:p>
      <text:p text:style-name="P13">O <text:span text:style-name="T5">nível de linguagem de montagem</text:span> e o <text:span text:style-name="T5">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 em uma linguagem de alto nível (como C, BASIC ou Pascal) é <text:span text:style-name="T5">compilado</text:span> para um código-fonte <text:span text:style-name="T9">assembly</text:span>, e o código-fonte <text:span text:style-name="T9">assembly</text:span> é <text:span text:style-name="T5">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3">Tanenbaum ainda define os níveis 6 e superiores como as aplicações de usuári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10"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quanto mais exata a emulação, menor será a performance.</text:p>
      <text:p text:style-name="P14"><text:span text:style-name="T4">Simuladores</text:span><text:span text:style-name="T7">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8">cache</text:span><text:span text:style-name="T10"><text:note text:id="ftn8" text:note-class="footnote"><text:note-citation>8</text:note-citation><text:note-body><text:p text:style-name="Footnote">Memória de acesso muito rápido, onde uma cópia dos dados mais utilizados da memória RAM são armazenados.</text:p></text:note-body></text:note></text:span><text:span text:style-name="T10">). Devido à sua precisão, um sistema simulado geralmente não consegue atingir uma velocidade equivalente à do hardware original (</text:span><text:span text:style-name="T10"><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0">, p. 12).</text:span></text:p>
      <text:p text:style-name="P15">Um <text:span text:style-name="T11">emulador</text:span><text:span text:style-name="T4">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4"><text:reference-ref text:reference-format="chapter" text:ref-name="3.4">3.3</text:reference-ref></text:span><text:span text:style-name="T4">). Segundo del Barrio,</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p. 16).</text:span></text:p>
      <text:p text:style-name="Standard">Os emuladores emulam o nível 2, que é o nível de máquina convencional.</text:p>
      <text:p text:style-name="Standard">Um <text:span text:style-name="T11">emulador de alto nível</text:span><text:span text:style-name="T4"> é um tipo especial de emulador construído com o objetivo de obter um desempenho superior. Nele, as chamadas de sistema dos aplicativos são capturadas e, ao invés de serem interpretadas, são executadas por instruções que estão dentro do emulador. Isto significa que um emulador de alto nível emula o nível 3. A desvantagem deste método é que ele é pouco preciso, e para cada software da plataforma que está sendo emulada, é necessário testar e adaptar o emulador. Um exemplo deste tipo de emulador é o UltraHLE, que emula um videogame do tipo Nintendo 64 (</text:span><text:span text:style-name="T4"><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4">).</text:span></text:p>
      <text:p text:style-name="P16">Um <text:span text:style-name="T5">virtualizador</text:span> é um tipo de emulador que emula apenas n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16">O virtualizador, assim como o emulador de alto nível, emula o nível 3, sendo que a diferença entre os dois está no fato de que o emulador de alto nível precisa interpretar as instruções do processador, enquanto o virtualizador as executa diretamente.</text:p>
      <text:p text:style-name="Standard"><text:span text:style-name="T4">Por último, existem ainda os </text:span><text:span text:style-name="T11">simuladores de sistema operacional</text:span><text:span text:style-name="T4">. Neste caso, eles agem como virtualizadores, mas ao invés de emular os componentes de hardware, eles capturam as chamadas de sistema e as implementam em uma plataforma diferente. Exemplos deste tipo de software são o </text:span><text:span text:style-name="T12">Cooperative Linux </text:span><text:span text:style-name="T13">(que permite usar programas de Linux dentro do Windows)</text:span><text:span text:style-name="T12"> </text:span><text:span text:style-name="T13">e o WINE</text:span><text:span text:style-name="T13"><text:note text:id="ftn9" text:note-class="footnote"><text:note-citation>9</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3"> (que permite usar programas de Windows no Linux) (</text:span><text:span text:style-name="T13"><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3">).</text:span></text:p>
      <text:p text:style-name="P17">Levando em conta todos estes tipos de programas simuladores, a construção de <text:span text:style-name="T6">emuladores</text:span> no nível 2 será o foco principal deste trabalho.</text:p>
      <text:list text:style-name="L2" text:continue-numbering="true">
        <text:list-item>
          <text:list text:continue-numbering="true">
            <text:list-item>
              <text:h text:style-name="P10" text:outline-level="2">Filosofia de Funcionamento</text:h>
            </text:list-item>
          </text:list>
        </text:list-item>
      </text:list>
      <text:p text:style-name="Standard">Segundo Von Neumann, os computadores são formados por um conjunto de, no mínimo, cinco componentes: uma unidade de memória (hoje geralmente conhecida por memória RAM<text:note text:id="ftn10" text:note-class="footnote"><text:note-citation>10</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hoje unificadas em um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1" text:note-class="footnote"><text:note-citation>11</text:note-citation><text:note-body><text:p text:style-name="Footnote">Um conjunto de instruções de um programa que é definido apenas uma vez, mas é executado repetidamente. Também conhecido pela palavra inglesa <text:span text:style-name="T2">loop</text:span><text:span text:style-name="T3">.</text:span></text:p></text:note-body></text:note>, que de forma simplificada para uma máquina monoprocessada poderia ser o da figura <text:sequence-ref text:reference-format="value" text:ref-name="refFigura1">2</text:sequence-ref>.</text:p>
      <text:p text:style-name="Standard"><draw:frame draw:style-name="fr3" draw:name="Quadro2" text:anchor-type="paragraph" svg:width="5.443cm" draw:z-index="2"><draw:text-box fo:min-height="9.636cm"><text:p text:style-name="Figura"><draw:frame draw:style-name="fr4" draw:name="figura2" text:anchor-type="paragraph" svg:x="0.004cm" svg:y="0.002cm" svg:width="5.443cm" style:rel-width="100%" svg:height="9.636cm" style:rel-height="scale" draw:z-index="3"><draw:image xlink:href="Pictures/2000017900001B7900002F0188984B70.svm" xlink:type="simple" xlink:show="embed" xlink:actuate="onLoad"/></draw:frame>Figura <text:sequence text:ref-name="refFigura1" text:name="Figura" text:formula="ooow:Figura+1" style:num-format="1">2</text:sequence>: Laço principal de um emulador simples.</text:p></draw:text-box></draw:frame></text:p>
      <text:p text:style-name="Standard">A emulação de um <text:span text:style-name="T5">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4">interrupção</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ssão </text:span><text:span text:style-name="T3"><text:reference-ref text:reference-format="chapter" text:ref-name="Processador">3.1</text:reference-ref></text:span><text:span text:style-name="T3">.</text:span></text:p>
      <text:p text:style-name="P11">É necessário que haja uma sincronia entre o microprocessador e os outros componentes. Esta sincronia é atingida através de um sinal de <text:span text:style-name="T15">clock</text:span>, que é um sinal digital usado para coordenar as ações de dois ou mais circuitos (<text:bibliography-mark text:identifier="CLOCK, 2006" text:bibliography-type="www" text:author="CLOCK Signal" text:title=" Wikipedia, the Free Encyclopedia" text:url="http://en.wikipedia.org/wiki/Clock_signal" text:custom1="28 ago. 2006.">CLOCK, 2006</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11">Outros componentes internos do computador também devem ser emulados. Geralmente, eles se comunicam com o microprocessador e uns com os outros através de <text:span text:style-name="T5">áreas de memória</text:span> (onde cada componente tem uma área de memória reservada para si), de portas e de interrupções. Computadores modernos também usam um sistema de Acesso Direto à Memória (DMA, do inglês <text:span text:style-name="T9">Direct</text:span><text:span text:style-name="T2"> </text:span><text:span text:style-name="T9">Memory</text:span><text:span text:style-name="T2"> </text:span><text:span text:style-name="T9">Access</text:span>); segundo Murdocca, “um dispositivo com acesso direto à memória pode transferir dados diretamente da memória para para a mesma em vez de usar a CPU<text:note text:id="ftn12" text:note-class="footnote"><text:note-citation>12</text:note-citation><text:note-body><text:p text:style-name="Footnote">Termo comumente usado para referir-se ao microprocessador. Do inglês <text:span text:style-name="T2">Central </text:span><text:span text:style-name="T9">Processing</text:span><text:span text:style-name="T2"> </text:span><text:span text:style-name="T9">Unit</text:span><text:span text:style-name="T3">, ou Unidade de Processamento Central.</text:span></text:p></text:note-body></text:note> como intermediário; portanto, pode diminuir a congestão do barramento do sistem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p. 288).</text:p>
      <text:p text:style-name="P11">Dos componentes internos do computador a serem emulados, geralmente o mais complexo e que utiliza mais de recursos de emulação é o <text:span text:style-name="T5">sistema gráfico</text:span>. De acordo com Del Barrio, “a emulação gráfica [...] ocupará mais de 50% do tempo da emulação, às vezes chegando até 80% ou 90%” [tradução nossa]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07). Assim, na emulação do sistema gráfico – e, algumas vezes, de outros componentes – se faz necessário sacrificar a exatidão da emulação em prol do desempenho.</text:p>
      <text:p text:style-name="P11">O <text:span text:style-name="T5">sistema de entrada</text:span>, geralmente baseado em teclado e mouse (no caso de microcomputadores) ou em <text:span text:style-name="T2">joystick</text:span><text:note text:id="ftn13" text:note-class="footnote"><text:note-citation>13</text:note-citation><text:note-body><text:p text:style-name="Footnote">Dispositivo de entrada usado em videogames, geralmente composto por um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18" text:outline-level="2">Tipos de Emuladores</text:h>
            </text:list-item>
          </text:list>
        </text:list-item>
      </text:list>
      <text:p text:style-name="P11">Segundo Laureano, os emuladores podem ser baseados em hardware, software ou alguma combinação entre os dois. Emuladores baseados em <text:span text:style-name="T6">hardware</text:span><text:span text:style-name="T4"> são aqueles que são totalmente implementados em um componente físico, como um </text:span><text:span text:style-name="T12">microchip</text:span><text:span text:style-name="T4">. Emuladores baseados em </text:span><text:span text:style-name="T6">software</text:span><text:span text:style-name="T4"> são aqueles que são executados em um computador, totalmente separados da implementação de hardware e onde o software provê todos os recursos para a emulação. Existem ainda as soluções </text:span><text:span text:style-name="T6">híbridas</text:span><text:span text:style-name="T4">, onde parte da emulação é feita em hardware, e parte em software.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text:span></text:p>
      <text:p text:style-name="P12">Os emuladores baseados em software, que são o foco principal deste trabalho, podem ser implementados de quatro formas diferentes:</text:p>
      <text:list text:style-name="L3">
        <text:list-item>
          <text:p text:style-name="P19"><text:span text:style-name="T11">Interpretação</text:span><text:span text:style-name="T4">: neste caso, cada instrução é interpretada por um módulo que emula o microprocessador. O emulador do microprocessador lê a próxima instrução da memória, busca seu código de execução em uma tabela de instruções e executa-a, realizando assim a função equivalente. Este método tem a vantagem de ser o tipo de emulação mais completo – qualquer plataforma pode ser emulada em qualquer plataforma, e até mesmo um emulador pode ser executado dentro de outro emulador. Este é, entretanto, o tipo mais lento de implementação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19"><text:span text:style-name="T11">Tradução binária estática</text:span><text:span text:style-name="T4">: um emulador deste tipo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 ele não consegue lidar com código auto-modificável –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19"><text:span text:style-name="T11">Tradução binária dinâmica</text:span><text:span text:style-name="T16">:</text:span><text:span text:style-name="T4"> nesta técnica,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2">just-in-time</text:span><text:span text:style-name="T4"> (JIT)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 Este tipo de emulador é mais rápido que o interpretador, mas mais lento que o tradutor binário estático, e seu grande problema é a extrema complexidade de implementação, devido à necessidade de técnicas heurísticas para detecção de blocos de código, detecção de memória modificada, compilação e otimização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19"><text:span text:style-name="T11">Virtualização</text:span><text:span text:style-name="T4">: esta técnica é 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text:span></text:p>
        </text:list-item>
      </text:list>
      <text:p text:style-name="P12">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18" text:outline-level="2">Benefícios do Uso de Emuladores</text:h>
            </text:list-item>
          </text:list>
        </text:list-item>
      </text:list>
      <text:p text:style-name="P11">Os emuladores podem ser usados para diferentes fins:</text:p>
      <text:list text:style-name="L4">
        <text:list-item>
          <text:p text:style-name="P20">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20">Permitir o uso de aplicativos legados, que eram utilizados em equipamentos que não estão mais disponíveis, ou aos quais o usuário não têm acesso.</text:p>
        </text:list-item>
        <text:list-item>
          <text:p text:style-name="P20">Facilitar o desenvolvimento de novos sistemas operacionais, permitindo que desenvolvedor tenha acesso a tudo que acontece dentro de cada componente, e dando a ele a facilidade de testar seu sistema com diferentes configurações.</text:p>
        </text:list-item>
        <text:list-item>
          <text:p text:style-name="P20">Facilitar o desenvolvimento de programas para múltiplas plataformas, oferecendo ao desenvolvedor uma gama de arquiteturas nas quais ele pode testar seus programas sem a necessidade de copiá-los a outros computadores.</text:p>
          <text:p text:style-name="P20">Laureano acrescenta ainda os seguintes usos:</text:p>
        </text:list-item>
        <text:list-item>
          <text:p text:style-name="P20">“Testar configurações e situações diferentes do mundo real, como, por exemplo, mais memória disponível ou a presença de outros dispositivos de E/S” (<text:bibliography-mark text:identifier="LAUREANO, 2006" text:bibliography-type="book" text:address="São Paulo" text:author="LAUREANO, Marcos" text:edition="1" text:pages="184" text:publisher="Novatec" text:title="Máquinas Virtuais e Emuladores" text:year="2006">LAUREANO, 2006</text:bibliography-mark>, p. 35).</text:p>
        </text:list-item>
        <text:list-item>
          <text:p text:style-name="P20">“Auxiliar no ensino prático de sistemas operacionais e programação ao permitir a execução de vários sistemas para comparação no mesmo equipamento” (<text:bibliography-mark text:identifier="LAUREANO, 2006" text:bibliography-type="book" text:address="São Paulo" text:author="LAUREANO, Marcos" text:edition="1" text:pages="184" text:publisher="Novatec" text:title="Máquinas Virtuais e Emuladores" text:year="2006">LAUREANO, 2006</text:bibliography-mark>, p. 35).</text:p>
        </text:list-item>
      </text:list>
      <text:list text:style-name="L2" text:continue-numbering="true">
        <text:list-item>
          <text:list text:continue-numbering="true">
            <text:list-item>
              <text:h text:style-name="P10"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2 que usem a interpretação como método de emulação, por ser o tipo que se encaixa de forma mais precisa com objetivos propostos.</text:p>
      <text:list text:style-name="L2" text:continue-numbering="true">
        <text:list-item>
          <text:h text:style-name="P21" text:outline-level="1">Arquitetura de Hardware do Ponto de Vista de um Emulador</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rão discutidos primeiramente cada um dos principais dispositivos que compõem um computador e, mais adiante, a forma como eles se comunicam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22" text:outline-level="2">O Processador</text:h>
            </text:list-item>
          </text:list>
        </text:list-item>
      </text:list>
      <text:p text:style-name="Standard">O processador (também conhecido como microprocessador, CPU ou UPC<text:note text:id="ftn14" text:note-class="footnote"><text:note-citation>14</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5" text:note-class="footnote"><text:note-citation>15</text:note-citation><text:note-body><text:p text:style-name="Footnote">Sétima geração de processadores do padrão x86 construída pela Intel, fabricado a partir de 2000.</text:p></text:note-body></text:note>, por exemplo, é capaz de executar 1 bilhão e 500 milhões de instruções por segundo. O 80386<text:note text:id="ftn0" text:note-class="footnote"><text:note-citation>16</text:note-citation><text:note-body><text:p text:style-name="Footnote">Terceira geração de processadores do padrão x86 da Intel, fabricado a partir de 1986.</text:p></text:note-body></text:note>, bem mais modesto, operav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7">:</text:span></text:p>
      <text:list text:style-name="L5">
        <text:list-item>
          <text:p text:style-name="P23">uma <text:span text:style-name="T5">unidade de controle</text:span>, responsável pela busca de instruções da memória principal e determinação de seus tipos;</text:p>
        </text:list-item>
        <text:list-item>
          <text:p text:style-name="P24"><text:span text:style-name="T7">uma </text:span><text:span text:style-name="T5">unidade lógica aritmética </text:span><text:span text:style-name="T7">(ALU, do inglês </text:span><text:span text:style-name="T2">Arithmetic Logic Unit</text:span><text:span text:style-name="T3">), responsável pela execução das operações matemáticas com os dados;</text:span></text:p>
        </text:list-item>
        <text:list-item>
          <text:p text:style-name="P24"><text:span text:style-name="T7">uma pequena </text:span><text:span text:style-name="T5">memória interna</text:span><text:span text:style-name="T7"> de alta velocidade, composta por registradores, cada um com uma determinada função (</text:span><text:span text:style-name="T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7">).</text:span></text:p>
        </text:list-item>
      </text:list>
      <text:h text:style-name="Heading_20_3" text:outline-level="3" text:restart-numbering="true" text:start-value="1">Conjunto de Instruções de Máquina</text:h>
      <text:p text:style-name="Standard">Segundo Murdocca, “o <text:span text:style-name="T5">conjunto de instruções</text:span> é a coleção de instruções que um processador pode executar”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m geral, estas instruções realizam operações bastante simples, como adições, subtrações, movimentação de dados dentro da memória, comparações entre posições da memória, etc. Esta simplicidade existe para<text:span text:style-name="T3"> aumentar a velocidade de execução, simplificar o </text:span><text:span text:style-name="T9">design</text:span><text:span text:style-name="T3"> do processador, e facilitar o trabalho do programador (</text:span><text:span text:style-name="T3"><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3">). Como o processador executa milhões de operações por segundo, a complexidade da programação vai ficar nos níveis de abstração superiores, onde a programação geralmente acontece em linguagens de alto nível como C ou Pascal.</text:span></text:p>
      <text:p text:style-name="Standard">Para facilitar a programação, estas instruções geralmente são representadas através de mnemônicos. Num processador Intel da série x86, por exemplo, a instrução que gera uma interrupção de software é a instrução de número 0xCD<text:note text:id="ftn16" text:note-class="footnote"><text:note-citation>17</text:note-citation><text:note-body><text:p text:style-name="Footnote">Um conjunto de números ou letras precedido de “0x” significa que este é um número hexadecimal. Assim, 0xCD equivale ao número hexadecimal CD, ou ao número decimal 205.</text:p></text:note-body></text:note>. Num programa <text:span text:style-name="T8">assembly</text:span>, entre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17" text:note-class="footnote"><text:note-citation>18</text:note-citation><text:note-body><text:p text:style-name="Footnote">Processador que pode executar várias operações de baixo nível em uma simples instrução. Do inglês <text:span text:style-name="T2">Complex Instruction Set Computer</text:span><text:span text:style-name="T3"> (Computador com um Conjunto de Instruções Complexo).</text:span></text:p></text:note-body></text:note>, a instrução é composta de um byte, e a maior parte das instruções recebem outros bytes que as acompanham. Estes bytes são chamados <text:span text:style-name="T17">operandos</text:span><text:span text:style-name="T3">, e geralmente indicam a localização dos dados que serão manipulados durante a realização da operação (</text:span><text:span text:style-name="T3"><text:bibliography-mark text:identifier="MONTEIRO, 1996" text:bibliography-type="book" text:address="Rio de Janeiro" text:author="Monteiro, Mário A" text:pages="397" text:publisher="LTC" text:title="Introdução à Organização de Computadores" text:year="1996">MONTEIRO, 1996</text:bibliography-mark></text:span><text:span text:style-name="T3">). Num processador RISC</text:span><text:span text:style-name="T3"><text:note text:id="ftn18" text:note-class="footnote"><text:note-citation>19</text:note-citation><text:note-body><text:p text:style-name="Footnote">Processador que favorece um conjunto de instruções mais simples que o CISC. Do inglês <text:span text:style-name="T2">Reduced Instruction Set Computer</text:span><text:span text:style-name="T3"> (Computador com um Conjunto de Instruções Reduzido).</text:span></text:p></text:note-body></text:note></text:span><text:span text:style-name="T3">, os operandos também estão presentes, embora não estejam em bytes separados. As diferenças entre processadores CISC e RISC serão tratadas na seção </text:span><text:span text:style-name="T3"><text:reference-ref text:reference-format="chapter" text:ref-name="CISC/RISC">2.1.5</text:reference-ref></text:span><text:span text:style-name="T3">.</text:span></text:p>
      <text:p text:style-name="Standard">Tanenbaum agrupa as instruções em sete tipos:</text:p>
      <text:list text:style-name="L6">
        <text:list-item>
          <text:p text:style-name="P25"><text:span text:style-name="T5">instruções de transferência de dados</text:span><text:span text:style-name="T7">, que copiam dados de um lugar da memória para outro;</text:span></text:p>
        </text:list-item>
        <text:list-item>
          <text:p text:style-name="P26"><text:span text:style-name="T5">operações diádicas</text:span>, que combinam dois operandos para produzir um resultado (por exemplo, uma instrução de soma de dois operandos);</text:p>
        </text:list-item>
        <text:list-item>
          <text:p text:style-name="P26"><text:span text:style-name="T5">operações monádicas</text:span>, que têm um operando e produzem um resultado (por exemplo, uma instrução de incremento que aumente o valor de um determinado registrador em 1);</text:p>
        </text:list-item>
        <text:list-item>
          <text:p text:style-name="P26"><text:span text:style-name="T5">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26"><text:span text:style-name="T5">instruções de chamada de procedimento</text:span>, que empilham<text:note text:id="ftn19" text:note-class="footnote"><text:note-citation>20</text:note-citation><text:note-body><text:p text:style-name="Footnote">A pilha (<text:span text:style-name="T2">stack</text:span><text:span text:style-name="T3">) é uma área da memória que contém dados que são inseridos e lidos através de um algoritmo onde o último dado inserido é o primeiro a ser lido, semelhante a uma pilha de documentos.</text:span></text:p></text:note-body></text:note> o endereço atual e transferem o controle do programa para outra posição – quando o procedimento termina, o endereço é desempilhado e o controle do programa é retornado à instrução seguinte de onde o procedimento foi chamado;</text:p>
        </text:list-item>
        <text:list-item>
          <text:p text:style-name="P26"><text:span text:style-name="T5">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25"><text:span text:style-name="T17">entrada/saída</text:span><text:span text:style-name="T10">, pelas quais é feita a comunicação com outros dispositivos. Neste grupo de instruções também entram as instruções de chamada de interrupção (</text:span><text:span text:style-name="T10"><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0">).</text:span></text:p>
        </text:list-item>
      </text:list>
      <text:p text:style-name="P15">Exemplos...</text:p>
      <text:h text:style-name="Heading_20_3" text:outline-level="3">Seqüência de Operação</text:h>
      <text:p text:style-name="Standard"/>
      <text:h text:style-name="Heading_20_3" text:outline-level="3">Memória Interna</text:h>
      <text:p text:style-name="Standard"/>
      <text:h text:style-name="Heading_20_3" text:outline-level="3">Interrupções</text:h>
      <text:p text:style-name="Standard"/>
      <text:h text:style-name="Heading_20_3" text:outline-level="3"><text:reference-mark-start text:name="CISC/RISC"/>CISC<text:reference-mark-end text:name="CISC/RISC"/> / RISC</text:h>
      <text:p text:style-name="Text_20_body"/>
      <text:list text:style-name="L2" text:continue-numbering="true">
        <text:list-item>
          <text:h text:style-name="P21" text:outline-level="1"><text:reference-mark-start text:name="Construção de Emuladores"/>Técnicas tradicionais na Construção de Emuladores<text:reference-mark-end text:name="Construção de Emuladores"/></text:h>
          <text:list>
            <text:list-item>
              <text:h text:style-name="P10" text:outline-level="2"><text:reference-mark-start text:name="Processador"/>Microprocessador<text:reference-mark-end text:name="Processador"/></text:h>
            </text:list-item>
          </text:list>
        </text:list-item>
      </text:list>
      <text:p text:style-name="Standard"/>
      <text:list text:style-name="L2" text:continue-numbering="true">
        <text:list-item>
          <text:list text:continue-numbering="true">
            <text:list-item>
              <text:h text:style-name="P10" text:outline-level="2">Memória</text:h>
            </text:list-item>
          </text:list>
        </text:list-item>
      </text:list>
      <text:p text:style-name="Standard"/>
      <text:list text:style-name="L2" text:continue-numbering="true">
        <text:list-item>
          <text:list text:continue-numbering="true">
            <text:list-item>
              <text:h text:style-name="P10" text:outline-level="2"><text:reference-mark-start text:name="3.4"/>Gráficos<text:reference-mark-end text:name="3.4"/></text:h>
            </text:list-item>
          </text:list>
        </text:list-item>
      </text:list>
      <text:p text:style-name="Standard"/>
      <text:list text:style-name="L2" text:continue-numbering="true">
        <text:list-header>
          <text:h text:style-name="P21" text:outline-level="1" text:is-list-header="true">Conclusão</text:h>
        </text:list-header>
      </text:list>
      <text:p text:style-name="Standard"/>
      <text:p text:style-name="Standard"/>
      <text:p text:style-name="P5"><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27">ALONI, Dan. Cooperative Linux. <text:span text:style-name="Main_20_index_20_entry">Proceedings of the Linux Symposium</text:span>, Ottawa, v. 1. 2004.</text:p>
          <text:p text:style-name="P27">BORIS, Daniel. <text:span text:style-name="Main_20_index_20_entry">How Do I Write An Emulator?</text:span>. 1999. Disponível em &lt;http://personals.ac.upc.edu/vmoya/docs/HowToDanBoris.txt&gt;. Acesso em 28 ago. 2006.</text:p>
          <text:p text:style-name="P27">BRITISH Computer Society. <text:span text:style-name="Main_20_index_20_entry">A Glossary of Computing Terms</text:span>. 10ª ed. Boston: Addison Wesley, 2002. 390 p.</text:p>
          <text:p text:style-name="P27">CLOCK Signal. <text:span text:style-name="Main_20_index_20_entry"><text:s/>Wikipedia, the Free Encyclopedia</text:span>. <text:s/>Disponível em &lt;http://en.wikipedia.org/wiki/Clock_signal&gt;. Acesso em 28 ago. 2006..</text:p>
          <text:p text:style-name="P27">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27">FAYZULLIN, Marat. <text:span text:style-name="Main_20_index_20_entry">fMSX: Portable MSX Emulator</text:span>. <text:s/>Disponível em &lt;http://fms.komkon.org/fMSX/&gt;. Acesso em 27 ago. 2006.</text:p>
          <text:p text:style-name="P27">GILHEANY, Steve. <text:span text:style-name="Main_20_index_20_entry">Evolution of Intel Microprocessors 1971 to 2007</text:span>. 2006 Disponível em &lt;http://www.cs.rpi.edu/~chrisc/COURSES/CSCI-4250/SPRING-2004/slides/cpu.pdf&gt;. Acesso em 11 set. 2006.</text:p>
          <text:p text:style-name="P27">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27">KELLER, Robert M. <text:span text:style-name="Main_20_index_20_entry">Computer Science:</text:span> Abstraction to Implementation. Harvey Mudd College: 1997. Disponível em &lt;http://www.cs.hmc.edu/claremont/keller/webBook/ ch01/sec01.html&gt;. Acesso em 09 set. 2006.</text:p>
          <text:p text:style-name="P27">LAUREANO, Marcos. <text:span text:style-name="Main_20_index_20_entry">Máquinas Virtuais e Emuladores</text:span>. 1ª ed. São Paulo: Novatec, 2006. 184 p.</text:p>
          <text:p text:style-name="P27">LINDHOLM, Tim; YELLIN, Frank. <text:span text:style-name="Main_20_index_20_entry">The Java Virtual Machine</text:span>. 2ª ed. Boston: Addison Wesley, 1999. 473 p.</text:p>
          <text:p text:style-name="P27">Monteiro, Mário A. <text:span text:style-name="Main_20_index_20_entry">Introdução à Organização de Computadores</text:span>. ª ed. Rio de Janeiro: LTC, 1996. 397 p.</text:p>
          <text:p text:style-name="P27">MURDOCCA, Miles J. e HEURING Vincent P. <text:span text:style-name="Main_20_index_20_entry">Introdução à Arquitetura de Computadores</text:span>. 1ª ed. Rio de Janeiro: Campus, 2000. 512 p.</text:p>
          <text:p text:style-name="P27">PATTERSON, David A. e HENNESSY, John L. <text:span text:style-name="Main_20_index_20_entry">Organização e Projeto de Computadores</text:span>. 3ª ed. São Paulo: Elsevier, 2005. 484 p.</text:p>
          <text:p text:style-name="P27">TANENBAUM, Andrew S.. <text:span text:style-name="Main_20_index_20_entry">Organização Estruturada de Computadores</text:span>. 3ª ed. Rio de Janeiro: Prentice/Hall do Brasil, 1990. 460 p.</text:p>
          <text:p text:style-name="P27">VMWARE Inc. <text:span text:style-name="Main_20_index_20_entry">Virtualization Overview: VMWare Whitepaper</text:span>. <text:s/>Disponível em &lt;http://www.vmware.com/pdf/virtualization.pdf&gt;. Acesso em 15 ago. 2006.</text:p>
          <text:p text:style-name="P27">ULTRAHLE: Technical Information. 2006. Descreve informações técnicas do emulador UltraHLE. Disponível em &lt;http://www.emuunlim.com/UltraHLE/old/techinfo.htm&gt;. Acesso em 27. ago 2006.</text:p>
        </text:index-body>
      </text:bibliography>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2" svg:font-family="'Times New Roman'" style:font-adornments="Regular"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fo:line-height="150%" fo:text-align="justify" style:justify-single-word="false"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1"/>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00%"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cm" fo:margin-bottom="0.499cm" fo:line-height="0.6cm"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class="text">
      <style:paragraph-properties fo:margin-left="2.2cm" fo:margin-right="0cm" fo:margin-top="0cm" fo:margin-bottom="0cm" fo:line-height="100%" fo:text-align="start" style:justify-single-word="false" fo:text-indent="0cm" style:auto-text-indent="false"/>
      <style:text-properties style:font-name="Courier New1" fo:font-size="11pt"/>
    </style:style>
    <style:style style:name="Figura"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2">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bibliography-configuration>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meta:initial-creator>André Wagner</meta:initial-creator>
    <meta:creation-date>2006-08-26T13:20:22</meta:creation-date>
    <dc:creator>André</dc:creator>
    <dc:date>2006-09-12T08:33:19</dc:date>
    <dc:language>pt-BR</dc:language>
    <meta:editing-cycles>421</meta:editing-cycles>
    <meta:editing-duration>PT18H56M35S</meta:editing-duration>
    <meta:user-defined meta:name="Info 1"/>
    <meta:user-defined meta:name="Info 2"/>
    <meta:user-defined meta:name="Info 3"/>
    <meta:user-defined meta:name="Info 4"/>
    <meta:document-statistic meta:table-count="1" meta:image-count="2" meta:object-count="0" meta:page-count="27" meta:paragraph-count="206" meta:word-count="4708" meta:character-count="30613"/>
  </office:meta>
</office:document-meta>
</file>